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3db99" officeooo:paragraph-rsid="0013db99"/>
    </style:style>
    <style:style style:name="P3" style:family="paragraph" style:parent-style-name="Text_20_body" style:list-style-name="L1">
      <style:text-properties officeooo:rsid="001756d3" officeooo:paragraph-rsid="001756d3"/>
    </style:style>
    <style:style style:name="P4" style:family="paragraph" style:parent-style-name="Text_20_body">
      <style:text-properties officeooo:rsid="0018e7c0" officeooo:paragraph-rsid="0018e7c0"/>
    </style:style>
    <style:style style:name="P5" style:family="paragraph" style:parent-style-name="Text_20_body" style:list-style-name="L1">
      <style:text-properties officeooo:rsid="001af41a" officeooo:paragraph-rsid="001af41a"/>
    </style:style>
    <style:style style:name="P6" style:family="paragraph" style:parent-style-name="Text_20_body" style:list-style-name="L1">
      <style:text-properties officeooo:rsid="001d97d1" officeooo:paragraph-rsid="001d97d1"/>
    </style:style>
    <style:style style:name="T1" style:family="text">
      <style:text-properties officeooo:rsid="00191c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 to <text:a xlink:type="simple" xlink:href="https://www.analyticsvidhya.com/blog/2019/10/detailed-guide-powerful-sift-technique-image-matching-python/" text:style-name="Internet_20_link" text:visited-style-name="Visited_20_Internet_20_Link">SIFT</text:a> (Scale-Invariant feature transform)</text:h>
      <text:p text:style-name="P4">SIFT helps locate the local features in an image, commonly known as keypoints of the image. <text:span text:style-name="T1">These keypoints are scale and rotation invariant.</text:span></text:p>
      <text:p text:style-name="Text_20_body">There are mainly four steps involved in SIFT algorithm. </text:p>
      <text:list xml:id="list1998742333" text:style-name="L1">
        <text:list-item>
          <text:p text:style-name="P1">Scale-space Extrema Detection</text:p>
          <text:list>
            <text:list-item>
              <text:p text:style-name="P1">To make sure that features are scale-independent</text:p>
            </text:list-item>
          </text:list>
        </text:list-item>
        <text:list-item>
          <text:p text:style-name="P2">Keypoint localization</text:p>
          <text:list>
            <text:list-item>
              <text:p text:style-name="P5">Identify the suitable features or keypoints</text:p>
            </text:list-item>
          </text:list>
        </text:list-item>
        <text:list-item>
          <text:p text:style-name="P3">Orientation assignment</text:p>
          <text:list>
            <text:list-item>
              <text:p text:style-name="P6">Ensure the keypoints are rotation invariant </text:p>
            </text:list-item>
          </text:list>
        </text:list-item>
        <text:list-item>
          <text:p text:style-name="P3">Keypoint descriptor</text:p>
          <text:list>
            <text:list-item>
              <text:p text:style-name="P6">Assign a unique fingerprint to each keypoint</text:p>
            </text:list-item>
          </text:list>
        </text:list-item>
      </text:list>
      <text:p text:style-name="Text_20_body">Harris corner is not scale invaria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2:37:50.970723273</meta:creation-date>
    <dc:date>2020-06-10T16:34:38.583824740</dc:date>
    <meta:editing-duration>PT3H36M21S</meta:editing-duration>
    <meta:editing-cycles>12</meta:editing-cycles>
    <meta:generator>LibreOffice/6.4.2.2$Linux_X86_64 LibreOffice_project/40$Build-2</meta:generator>
    <meta:document-statistic meta:table-count="0" meta:image-count="0" meta:object-count="0" meta:page-count="1" meta:paragraph-count="12" meta:word-count="87" meta:character-count="568" meta:non-whitespace-character-count="499"/>
  </office:meta>
</office:document-meta>
</file>